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831df" officeooo:paragraph-rsid="001831df" style:font-size-asian="16pt" style:language-asian="zh" style:country-asian="CN" style:font-weight-asian="bold" style:font-size-complex="16pt" style:font-weight-complex="bold"/>
    </style:style>
    <style:style style:name="P2" style:family="paragraph" style:parent-style-name="Standard">
      <style:text-properties fo:font-size="13.6999998092651pt" fo:font-weight="normal" officeooo:rsid="000fb405" officeooo:paragraph-rsid="000fb405" style:font-size-asian="12pt" style:language-asian="zh" style:country-asian="CN" style:font-weight-asian="normal" style:font-size-complex="13.6999998092651pt" style:font-weight-complex="normal"/>
    </style:style>
    <style:style style:name="P3" style:family="paragraph" style:parent-style-name="Standard">
      <style:text-properties fo:font-size="13.6999998092651pt" fo:font-weight="normal" officeooo:rsid="00109bb6" officeooo:paragraph-rsid="00109bb6" style:font-size-asian="12pt" style:language-asian="zh" style:country-asian="CN" style:font-weight-asian="normal" style:font-size-complex="13.6999998092651pt" style:font-weight-complex="normal"/>
    </style:style>
    <style:style style:name="P4" style:family="paragraph" style:parent-style-name="Standard">
      <style:text-properties fo:font-size="13.6999998092651pt" fo:font-weight="normal" officeooo:rsid="001270aa" officeooo:paragraph-rsid="001270aa" style:font-size-asian="12pt" style:language-asian="zh" style:country-asian="CN" style:font-weight-asian="normal" style:font-size-complex="13.6999998092651pt" style:font-weight-complex="normal"/>
    </style:style>
    <style:style style:name="P5" style:family="paragraph" style:parent-style-name="Standard">
      <style:text-properties fo:font-size="13.6999998092651pt" fo:font-weight="normal" officeooo:rsid="001460b3" officeooo:paragraph-rsid="001460b3" style:font-size-asian="12pt" style:language-asian="zh" style:country-asian="CN" style:font-weight-asian="normal" style:font-size-complex="13.6999998092651pt" style:font-weight-complex="normal"/>
    </style:style>
    <style:style style:name="P6" style:family="paragraph" style:parent-style-name="Standard">
      <style:text-properties fo:font-size="13.6999998092651pt" fo:font-weight="normal" officeooo:rsid="0014d003" officeooo:paragraph-rsid="0014d003" style:font-size-asian="12pt" style:language-asian="zh" style:country-asian="CN" style:font-weight-asian="normal" style:font-size-complex="13.6999998092651pt" style:font-weight-complex="normal"/>
    </style:style>
    <style:style style:name="P7" style:family="paragraph" style:parent-style-name="Standard">
      <style:text-properties fo:font-size="13.6999998092651pt" fo:font-weight="normal" officeooo:rsid="00160ed7" officeooo:paragraph-rsid="00160ed7" style:font-size-asian="12pt" style:language-asian="zh" style:country-asian="CN" style:font-weight-asian="normal" style:font-size-complex="13.6999998092651pt" style:font-weight-complex="normal"/>
    </style:style>
    <style:style style:name="P8" style:family="paragraph" style:parent-style-name="Standard">
      <style:text-properties fo:font-size="13.6999998092651pt" fo:font-weight="normal" officeooo:rsid="00168e7e" officeooo:paragraph-rsid="00168e7e" style:font-size-asian="12pt" style:language-asian="zh" style:country-asian="CN" style:font-weight-asian="normal" style:font-size-complex="13.6999998092651pt" style:font-weight-complex="normal"/>
    </style:style>
    <style:style style:name="P9" style:family="paragraph" style:parent-style-name="Standard">
      <style:text-properties fo:font-size="13.6999998092651pt" fo:font-weight="normal" officeooo:rsid="001831df" officeooo:paragraph-rsid="001831df" style:font-size-asian="12pt" style:language-asian="zh" style:country-asian="CN" style:font-weight-asian="normal" style:font-size-complex="13.6999998092651pt" style:font-weight-complex="normal"/>
    </style:style>
    <style:style style:name="P10" style:family="paragraph" style:parent-style-name="Standard">
      <style:text-properties fo:font-size="13.6999998092651pt" fo:font-weight="normal" officeooo:rsid="001887cf" officeooo:paragraph-rsid="001887cf" style:font-size-asian="12pt" style:language-asian="zh" style:country-asian="CN" style:font-weight-asian="normal" style:font-size-complex="13.6999998092651pt" style:font-weight-complex="normal"/>
    </style:style>
    <style:style style:name="P11" style:family="paragraph" style:parent-style-name="Standard">
      <style:text-properties fo:font-size="13.6999998092651pt" fo:font-weight="normal" officeooo:rsid="00199108" officeooo:paragraph-rsid="00199108" style:font-size-asian="12pt" style:language-asian="zh" style:country-asian="CN" style:font-weight-asian="normal" style:font-size-complex="13.6999998092651pt" style:font-weight-complex="normal"/>
    </style:style>
    <style:style style:name="P12" style:family="paragraph" style:parent-style-name="Standard">
      <style:text-properties fo:font-size="13.6999998092651pt" fo:font-weight="normal" officeooo:rsid="001aba56" officeooo:paragraph-rsid="001aba56" style:font-size-asian="12pt" style:language-asian="zh" style:country-asian="CN" style:font-weight-asian="normal" style:font-size-complex="13.6999998092651pt" style:font-weight-complex="normal"/>
    </style:style>
    <style:style style:name="P13" style:family="paragraph" style:parent-style-name="Standard">
      <style:text-properties fo:font-size="15pt" fo:font-weight="bold" officeooo:rsid="00160ed7" officeooo:paragraph-rsid="00160ed7" style:font-size-asian="15pt" style:language-asian="zh" style:country-asian="CN" style:font-weight-asian="bold" style:font-size-complex="15pt" style:font-weight-complex="bold"/>
    </style:style>
    <style:style style:name="P14" style:family="paragraph" style:parent-style-name="Standard">
      <style:text-properties fo:color="#ff0000" fo:font-size="16pt" fo:font-weight="bold" officeooo:rsid="00168e7e" officeooo:paragraph-rsid="00168e7e" style:font-size-asian="16pt" style:language-asian="zh" style:country-asian="CN" style:font-weight-asian="bold" style:font-size-complex="16pt" style:font-weight-complex="bold"/>
    </style:style>
    <style:style style:name="P15" style:family="paragraph" style:parent-style-name="Standard">
      <style:text-properties fo:color="#ff0000" fo:font-size="16pt" fo:font-weight="normal" officeooo:rsid="001aba56" officeooo:paragraph-rsid="001aba56" style:font-size-asian="16pt" style:language-asian="zh" style:country-asian="CN" style:font-weight-asian="normal" style:font-size-complex="16pt" style:font-weight-complex="normal"/>
    </style:style>
    <style:style style:name="P16" style:family="paragraph" style:parent-style-name="Standard">
      <style:text-properties fo:color="#ff0000" fo:font-size="42pt" fo:font-weight="normal" officeooo:rsid="00199108" officeooo:paragraph-rsid="00199108" style:font-size-asian="42pt" style:language-asian="zh" style:country-asian="CN" style:font-weight-asian="normal" style:font-size-complex="42pt" style:font-weight-complex="normal"/>
    </style:style>
    <style:style style:name="P17" style:family="paragraph" style:parent-style-name="Standard">
      <style:text-properties fo:font-size="16pt" fo:font-weight="bold" officeooo:rsid="000fb405" officeooo:paragraph-rsid="000fb405" style:font-size-asian="16pt" style:language-asian="zh" style:country-asian="CN" style:font-weight-asian="bold" style:font-size-complex="16pt" style:font-weight-complex="bold"/>
    </style:style>
    <style:style style:name="P18" style:family="paragraph" style:parent-style-name="Standard">
      <style:text-properties fo:font-size="16pt" fo:font-weight="bold" officeooo:rsid="001b652b" officeooo:paragraph-rsid="001b652b" style:font-size-asian="16pt" style:language-asian="zh" style:country-asian="CN" style:font-weight-asian="bold" style:font-size-complex="16pt" style:font-weight-complex="bold"/>
    </style:style>
    <style:style style:name="P19" style:family="paragraph" style:parent-style-name="Standard">
      <style:text-properties fo:font-size="13.6999998092651pt" fo:font-weight="normal" officeooo:rsid="000fb405" officeooo:paragraph-rsid="000fb405" style:font-size-asian="12pt" style:language-asian="zh" style:country-asian="CN" style:font-weight-asian="normal" style:font-size-complex="13.6999998092651pt" style:font-weight-complex="normal"/>
    </style:style>
    <style:style style:name="P20" style:family="paragraph" style:parent-style-name="Standard">
      <style:text-properties fo:font-size="13.6999998092651pt" fo:font-weight="normal" officeooo:rsid="001b652b" officeooo:paragraph-rsid="001b652b" style:font-size-asian="12pt" style:language-asian="zh" style:country-asian="CN" style:font-weight-asian="normal" style:font-size-complex="13.6999998092651pt" style:font-weight-complex="normal"/>
    </style:style>
    <style:style style:name="T1" style:family="text">
      <style:text-properties officeooo:rsid="00109b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枚举类</text:p>
      <text:p text:style-name="P18">枚举值只供外部使用不能被外部new出来赋值</text:p>
      <text:p text:style-name="P2">语法:</text:p>
      <text:p text:style-name="P2">创建枚举类</text:p>
      <text:p text:style-name="P2">public enum <text:span text:style-name="T1">枚举</text:span>类名{</text:p>
      <text:p text:style-name="P3"><text:s text:c="2"/>枚举1</text:p>
      <text:p text:style-name="P3"><text:s text:c="3"/>枚举2</text:p>
      <text:p text:style-name="P3"><text:s text:c="2"/>枚举3</text:p>
      <text:p text:style-name="P2">}</text:p>
      <text:p text:style-name="P3">使用枚举用枚举类名.枚举值来调用</text:p>
      <text:p text:style-name="P2">1,枚举值都是public static fanal的，也就是常量，因此枚举类中的枚举值全部大写。</text:p>
      <text:p text:style-name="P2">2，枚举的构造器只是在构造枚举值的时候被调用</text:p>
      <text:p text:style-name="P20">3.构造器私有private，不允许有public构造器</text:p>
      <text:p text:style-name="P4">final定义常量的弊端:</text:p>
      <text:p text:style-name="P4">1,常量的值相同就会报错</text:p>
      <text:p text:style-name="P4">2,在使用常量的时候传入数字不会报错</text:p>
      <text:p text:style-name="P5">枚举使用swich来对常量操作</text:p>
      <text:p text:style-name="P5"><text:s/>public static void doi(Yanse s){</text:p>
      <text:p text:style-name="P5"><text:s text:c="4"/><text:tab/> switch(s){</text:p>
      <text:p text:style-name="P5"><text:s text:c="4"/><text:tab/> case RED:</text:p>
      <text:p text:style-name="P5"><text:s text:c="4"/><text:tab/><text:tab/> System.out.println("红色");</text:p>
      <text:p text:style-name="P5"><text:s text:c="4"/><text:tab/><text:tab/> break;</text:p>
      <text:p text:style-name="P5"><text:s text:c="4"/><text:tab/> case BULE:</text:p>
      <text:p text:style-name="P5"><text:s text:c="4"/><text:tab/><text:tab/> System.out.println("蓝色");</text:p>
      <text:p text:style-name="P5"><text:s text:c="4"/><text:tab/><text:tab/> break;</text:p>
      <text:p text:style-name="P5"><text:s text:c="4"/><text:tab/> case YELLOW:</text:p>
      <text:p text:style-name="P5"><text:s text:c="4"/><text:tab/><text:tab/> System.out.println("黄色");</text:p>
      <text:p text:style-name="P5"><text:s text:c="4"/><text:tab/><text:tab/> break;</text:p>
      <text:p text:style-name="P5"><text:s text:c="4"/><text:tab/> }</text:p>
      <text:p text:style-name="P5">枚举类的常用方法</text:p>
      <text:p text:style-name="P5">values();</text:p>
      <text:p text:style-name="P5">该方法可以将枚举类型成员以数组的形式返回</text:p>
      <text:p text:style-name="P6">Yanse a[]=Yanse.values();</text:p>
      <text:p text:style-name="P6"><text:s text:c="9"/><text:tab/>for(int i=0;i&lt;a.length;i++){</text:p>
      <text:p text:style-name="P6"><text:s text:c="9"/><text:tab/><text:tab/>System.out.println(a[i]);</text:p>
      <text:p text:style-name="P6"><text:s text:c="9"/><text:tab/>}</text:p>
      <text:p text:style-name="P6">valuesOf()</text:p>
      <text:p text:style-name="P6">该方法可以实现将普通字符串转换为枚举实例</text:p>
      <text:p text:style-name="P6"><text:s text:c="8"/>Yanse b=Yanse.BULE;</text:p>
      <text:p text:style-name="P6"><text:s text:c="9"/><text:tab/>Yanse b2=Yanse.valueOf("BULE");</text:p>
      <text:p text:style-name="P6">compare To()</text:p>
      <text:p text:style-name="P6"><text:s/>该方法用于比较两个枚举对象在定义时的顺序</text:p>
      <text:p text:style-name="P7">Yanse c=Yanse.BULE;</text:p>
      <text:p text:style-name="P7"><text:s text:c="9"/><text:tab/>Yanse a[]=Yanse.values();</text:p>
      <text:p text:style-name="P7"><text:s text:c="9"/><text:tab/>for(int i=0;i&lt;a.length;i++){</text:p>
      <text:p text:style-name="P7"><text:s text:c="9"/><text:tab/><text:tab/>System.out.println(c.compareTo(a[i]));</text:p>
      <text:p text:style-name="P7"><text:soft-page-break/><text:s text:c="9"/><text:tab/>}</text:p>
      <text:p text:style-name="P7">ordinal();</text:p>
      <text:p text:style-name="P7">该方法用于得到枚举成员的位置索引</text:p>
      <text:p text:style-name="P7"/>
      <text:p text:style-name="P13">枚举类型的构造方法</text:p>
      <text:p text:style-name="P14">1，枚举类型中的常量成员必须在其他成员之前定义，否则这个枚举类型不会产生对象</text:p>
      <text:p text:style-name="P14">2,构造方法必须是private修饰或无修饰符。</text:p>
      <text:p text:style-name="P8">每个枚举的类成员可以有成员属性，成员方法，构造方法</text:p>
      <text:p text:style-name="P15">要使用有返回值的方法</text:p>
      <text:p text:style-name="P9">public enum Person1 {</text:p>
      <text:p text:style-name="P9"><text:s text:c="8"/>Person_A("张三",23), Person_B("李四",34), Person_C("赵六",45);</text:p>
      <text:p text:style-name="P9"><text:s text:c="8"/></text:p>
      <text:p text:style-name="P9"><text:s text:c="8"/>String name;</text:p>
      <text:p text:style-name="P9"><text:s text:c="8"/>int age;</text:p>
      <text:p text:style-name="P9"><text:tab/><text:tab/>public String getName() {</text:p>
      <text:p text:style-name="P9"><text:tab/><text:tab/><text:tab/>return name;</text:p>
      <text:p text:style-name="P9"><text:tab/><text:tab/>}</text:p>
      <text:p text:style-name="P9"><text:tab/><text:tab/>public void setName(String name) {</text:p>
      <text:p text:style-name="P9"><text:tab/><text:tab/><text:tab/>this.name = name;</text:p>
      <text:p text:style-name="P9"><text:tab/><text:tab/>}</text:p>
      <text:p text:style-name="P9"><text:tab/><text:tab/>public int getAge() {</text:p>
      <text:p text:style-name="P9"><text:tab/><text:tab/><text:tab/>return age;</text:p>
      <text:p text:style-name="P9"><text:tab/><text:tab/>}</text:p>
      <text:p text:style-name="P9"><text:tab/><text:tab/>public void setAge(int age) {</text:p>
      <text:p text:style-name="P9"><text:tab/><text:tab/><text:tab/>this.age = age;</text:p>
      <text:p text:style-name="P9"><text:tab/><text:tab/>}</text:p>
      <text:p text:style-name="P9"><text:tab/><text:tab/>private Person1(String name, int age) {</text:p>
      <text:p text:style-name="P9"><text:tab/><text:tab/><text:tab/>this.name = name;</text:p>
      <text:p text:style-name="P9"><text:tab/><text:tab/><text:tab/>this.age = age;</text:p>
      <text:p text:style-name="P9"><text:tab/><text:tab/>}</text:p>
      <text:p text:style-name="P1">枚举实现接口</text:p>
      <text:p text:style-name="P9">语法:</text:p>
      <text:p text:style-name="P9">public enum 枚举名称 implements 接口名称{</text:p>
      <text:p text:style-name="P9">}</text:p>
      <text:p text:style-name="P10">注意：枚举类型可以实现一个或者多个接口，但是它不能继承类。枚举默认继承自java.lang.Enum类</text:p>
      <text:p text:style-name="P11">package study.xue;</text:p>
      <text:p text:style-name="P11"/>
      <text:p text:style-name="P11">public interface EnumDemo3 {</text:p>
      <text:p text:style-name="P11"><text:s text:c="6"/>public String getstr();</text:p>
      <text:p text:style-name="P11"><text:s text:c="6"/>public int getI();</text:p>
      <text:p text:style-name="P11">}</text:p>
      <text:p text:style-name="P12">案例：STUDENT_A{</text:p>
      <text:p text:style-name="P12"><text:s text:c="12"/>String name="张三";</text:p>
      <text:p text:style-name="P12"><text:soft-page-break/><text:tab/><text:tab/>@Override</text:p>
      <text:p text:style-name="P12"><text:tab/><text:tab/>public String getStudy() {</text:p>
      <text:p text:style-name="P12"><text:tab/><text:tab/><text:tab/>// TODO Auto-generated method stub</text:p>
      <text:p text:style-name="P12"><text:tab/><text:tab/><text:tab/>return name+"正在学java";</text:p>
      <text:p text:style-name="P12"><text:tab/><text:tab/>}</text:p>
      <text:p text:style-name="P12"/>
      <text:p text:style-name="P12"><text:tab/><text:tab/>@Override</text:p>
      <text:p text:style-name="P12"><text:tab/><text:tab/>public String getSmoking() {</text:p>
      <text:p text:style-name="P12"><text:tab/><text:tab/><text:tab/>// TODO Auto-generated method stub</text:p>
      <text:p text:style-name="P12"><text:tab/><text:tab/><text:tab/>return name+"正在抽黄鹤楼";</text:p>
      <text:p text:style-name="P12"><text:tab/><text:tab/>}</text:p>
      <text:p text:style-name="P12"/>
      <text:p text:style-name="P12"><text:tab/><text:tab/>@Override</text:p>
      <text:p text:style-name="P12"><text:tab/><text:tab/>public String getEat() {</text:p>
      <text:p text:style-name="P12"><text:tab/><text:tab/><text:tab/>// TODO Auto-generated method stub</text:p>
      <text:p text:style-name="P12"><text:tab/><text:tab/><text:tab/>return name+"正在吃海鲜";</text:p>
      <text:p text:style-name="P12"><text:tab/><text:tab/>}</text:p>
      <text:p text:style-name="P16">和class的用法一致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8M59S</meta:editing-duration>
    <meta:editing-cycles>5</meta:editing-cycles>
    <meta:generator>LibreOffice/5.3.0.3$Windows_X86_64 LibreOffice_project/7074905676c47b82bbcfbea1aeefc84afe1c50e1</meta:generator>
    <dc:date>2017-12-22T23:44:29.779000000</dc:date>
    <meta:document-statistic meta:table-count="0" meta:image-count="0" meta:object-count="0" meta:page-count="3" meta:paragraph-count="103" meta:word-count="625" meta:character-count="2004" meta:non-whitespace-character-count="1611"/>
    <meta:user-defined meta:name="Info 1"/>
    <meta:user-defined meta:name="Info 2"/>
    <meta:user-defined meta:name="Info 3"/>
    <meta:user-defined meta:name="Info 4"/>
  </office:meta>
</office:document-meta>
</file>